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/>
    </style:style>
    <style:style style:name="co1" style:family="table-column">
      <style:table-column-properties fo:break-before="auto" style:column-width="10.16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6.5pt" style:use-optimal-row-height="true" fo:break-before="auto"/>
    </style:style>
    <style:style style:name="ro3" style:family="table-row">
      <style:table-row-properties style:row-height="4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ustomers</text:p>
          </table:table-cell>
          <table:table-cell office:value-type="string" table:style-name="ce3">
            <text:p>Order Quantit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&lt;&lt;foreach [c in customers]&gt;&gt;&lt;&lt;[CustomerName]&gt;&gt;</text:p>
          </table:table-cell>
          <table:table-cell office:value-type="string" table:style-name="ce5">
            <text:p>&lt;&lt;[c.Orders.Sum(y=&gt; y.ProductOrders.Sum(x=&gt;x.Price))]&gt;&gt;&lt;&lt;/foreach&gt;&gt;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Total:</text:p>
          </table:table-cell>
          <table:table-cell office:value-type="string" table:style-name="ce5">
            <text:p>&lt;&lt;[ds.ProductOrders.Sum(y=&gt;y.Price)]&gt;&gt;</text:p>
            <text:p/>
          </table:table-cell>
          <table:table-cell table:number-columns-repeated="16382"/>
        </table:table-row>
        <table:table-row table:number-rows-repeated="104857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6T12:38:53Z</meta:creation-date>
    <dc:date>2015-12-14T06:52:40Z</dc:date>
  </office:meta>
</office:document-meta>
</file>